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dd3c3" officeooo:paragraph-rsid="000dd3c3"/>
    </style:style>
    <style:style style:name="P2" style:family="paragraph" style:parent-style-name="Text_20_body">
      <style:text-properties officeooo:rsid="000dd3c3" officeooo:paragraph-rsid="000dd3c3"/>
    </style:style>
    <style:style style:name="P3" style:family="paragraph" style:parent-style-name="Text_20_body" style:list-style-name="L1">
      <style:text-properties officeooo:rsid="000dd3c3" officeooo:paragraph-rsid="000dd3c3"/>
    </style:style>
    <style:style style:name="P4" style:family="paragraph" style:parent-style-name="Heading_20_1">
      <style:paragraph-properties fo:break-before="page"/>
      <style:text-properties officeooo:rsid="00115fe9" officeooo:paragraph-rsid="00115fe9"/>
    </style:style>
    <style:style style:name="P5" style:family="paragraph" style:parent-style-name="Text_20_body">
      <style:text-properties style:text-underline-style="none" officeooo:rsid="001280fe" officeooo:paragraph-rsid="001280fe"/>
    </style:style>
    <style:style style:name="T1" style:family="text">
      <style:text-properties style:text-underline-style="none"/>
    </style:style>
    <style:style style:name="T2" style:family="text">
      <style:text-properties officeooo:rsid="000fc4f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ión Artificial y Aprendizaje<text:line-break/>Sistemas Inteligentes<text:line-break/>Grado en Ingeniería Robótica<text:line-break/><text:line-break/><text:line-break/><text:line-break/><text:line-break/><text:line-break/><text:line-break/><text:line-break/><text:line-break/><text:line-break/><text:line-break/><text:line-break/><text:line-break/><text:line-break/><text:line-break/><text:line-break/><text:line-break/><text:line-break/><text:line-break/>Hugo Villasán Atienza</text:p>
      <text:p text:style-name="P2"><text:soft-page-break/>Objetivos:</text:p>
      <text:list text:style-name="L1">
        <text:list-item>
          <text:p text:style-name="P3">Comprender el funcionamiento general de las redes neuronales artificiales como técnicas de aprendizaje supervisado, y en concreto los perceptrones multicapa y las redes neuronales convolucionales.</text:p>
        </text:list-item>
        <text:list-item>
          <text:p text:style-name="P3">Entender el concepto de imagen y píxel, y cómo podemos utilizar las técnicas de aprendizaje supervisado para distinguir lo que representa una imagen.</text:p>
        </text:list-item>
        <text:list-item>
          <text:p text:style-name="P3">Comprender cómo funciona el algoritmo de backpropagation y todo lo necesario para que una red neuronal pueda aprender a partir de un conjunto de datos.</text:p>
        </text:list-item>
        <text:list-item>
          <text:p text:style-name="P3">Conocer la librería <text:span text:style-name="T1">Keras</text:span> para implementar redes neuronales de forma rápida y efectiva.</text:p>
        </text:list-item>
        <text:list-item>
          <text:p text:style-name="P3">Utilizar redes neuronales para resolver un problema real de clasificación.</text:p>
        </text:list-item>
        <text:list-item>
          <text:p text:style-name="P3">Entender el papel de cada uno de los principales parámetros que configuran una red neuronal, y aprender a ajustarlos de forma efectiva y eficiente, para maximizar su tasa de acierto sin desperdiciar tiempo de entrenamiento.</text:p>
        </text:list-item>
        <text:list-item>
          <text:p text:style-name="P3">Utilizar Matplotlib (o similares) para mostrar resultados de forma visual.</text:p>
        </text:list-item>
        <text:list-item>
          <text:p text:style-name="P3">Acelerar el flujo de trabajo utilizando scripts que generen de forma automática las pruebas para e<text:span text:style-name="T2">l </text:span>ajuste de parámetros y los contenidos para el informe (resultados de clasificación, tablas gráficas)</text:p>
        </text:list-item>
      </text:list>
      <text:p text:style-name="P2"/>
      <text:h text:style-name="P4" text:outline-level="1">Entorno de Trabajo</text:h>
      <text:p text:style-name="P5">Crear el entrorno de trabajo ha sido un poco una pesadilla. En esta practica me he decantado por utilizar thonny como se recomienda porque ya sabia de antemano que bibliotecas como tensorflow tendian a dar MUCHOS problemas de compatibilidad. Y aun con la simpleza que vende thonny he acabado con encontrarme con bastantes problemas. </text:p>
      <text:p text:style-name="P5">Lo primero al instalar thonny me doy con la sorpresa de que mi distro venia con thonny instalado. Que bien! Pienso, una cosa menos que gestionar. Al intentar descargarme los plugins a traves de interfaz t¡</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5:37:30.561316421</meta:creation-date>
    <dc:date>2025-04-16T16:57:48.903764087</dc:date>
    <meta:editing-duration>PT1H9M16S</meta:editing-duration>
    <meta:editing-cycles>4</meta:editing-cycles>
    <meta:generator>LibreOffice/24.8.6.2$Linux_X86_64 LibreOffice_project/d50be90c1d90f0f90a5235ffcbbafbbfa38a83c2</meta:generator>
    <meta:document-statistic meta:table-count="0" meta:image-count="0" meta:object-count="0" meta:page-count="3" meta:paragraph-count="13" meta:word-count="286" meta:character-count="1850" meta:non-whitespace-character-count="1566"/>
  </office:meta>
</office:document-meta>
</file>